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0c4e36"/>
    </style:style>
    <style:style style:name="P3" style:family="paragraph" style:parent-style-name="normal">
      <style:text-properties fo:font-size="13pt" style:font-size-asian="13pt" style:font-size-complex="13pt"/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style:text-properties officeooo:rsid="000c4e36" officeooo:paragraph-rsid="000c4e36"/>
    </style:style>
    <style:style style:name="P6" style:family="paragraph" style:parent-style-name="normal" style:list-style-name="WWNum1">
      <style:paragraph-properties fo:margin-left="1.27cm" fo:margin-right="0cm" fo:text-indent="-0.635cm" style:auto-text-indent="false"/>
      <style:text-properties officeooo:paragraph-rsid="000c4e36"/>
    </style:style>
    <style:style style:name="P7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8" style:family="paragraph" style:parent-style-name="normal" style:list-style-name="WWNum1">
      <style:paragraph-properties fo:margin-left="1.27cm" fo:margin-right="0cm" fo:text-indent="-0.635cm" style:auto-text-indent="false"/>
      <style:text-properties officeooo:rsid="000c4e36" officeooo:paragraph-rsid="000c4e36"/>
    </style:style>
    <style:style style:name="P9" style:family="paragraph" style:parent-style-name="normal">
      <style:paragraph-properties fo:margin-left="0cm" fo:margin-right="0cm" fo:text-indent="0cm" style:auto-text-indent="false"/>
    </style:style>
    <style:style style:name="P10" style:family="paragraph" style:parent-style-name="normal">
      <style:paragraph-properties fo:margin-left="0cm" fo:margin-right="0cm" fo:line-height="150%" fo:text-indent="0cm" style:auto-text-indent="false"/>
    </style:style>
    <style:style style:name="P11" style:family="paragraph" style:parent-style-name="normal">
      <style:paragraph-properties fo:margin-left="0cm" fo:margin-right="0cm" fo:text-indent="0cm" style:auto-text-indent="false"/>
      <style:text-properties officeooo:rsid="000ceee3" officeooo:paragraph-rsid="000ceee3"/>
    </style:style>
    <style:style style:name="P12" style:family="paragraph" style:parent-style-name="normal" style:master-page-name="Standard">
      <style:paragraph-properties fo:text-align="center" style:justify-single-word="false" style:page-number="1"/>
      <style:text-properties officeooo:rsid="000c4e36" officeooo:paragraph-rsid="000c4e36"/>
    </style:style>
    <style:style style:name="P1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c4e36" style:font-weight-asian="bold"/>
    </style:style>
    <style:style style:name="T5" style:family="text">
      <style:text-properties fo:color="#1155cc" loext:opacity="100%" style:text-underline-style="solid" style:text-underline-width="auto" style:text-underline-color="font-color" officeooo:rsid="000c4e36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38761d" loext:opacity="100%" fo:font-size="12pt" fo:font-weight="bold" style:font-size-asian="12pt" style:font-weight-asian="bold" style:font-size-complex="12pt"/>
    </style:style>
    <style:style style:name="T8" style:family="text">
      <style:text-properties officeooo:rsid="000c4e36"/>
    </style:style>
    <style:style style:name="T9" style:family="text">
      <style:text-properties officeooo:rsid="000ceee3"/>
    </style:style>
    <style:style style:name="T10" style:family="text">
      <style:text-properties officeooo:rsid="000db8d7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Luiz eduardo <text:s/>de almeida huller</text:span></text:p>
      <text:p text:style-name="P1"><text:span text:style-name="T3">(</text:span><text:span text:style-name="T4">45</text:span><text:span text:style-name="T3">) </text:span><text:span text:style-name="T4">91163396</text:span></text:p>
      <text:p text:style-name="P2"><text:span text:style-name="T5">luiz.huller@escola.pr.gov.br</text:span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13" svg:width="16.511cm" svg:height="0.054cm"><text:p/></draw:rect></text:p>
      <text:p text:style-name="P3"/>
      <text:p text:style-name="P4"><text:span text:style-name="T6">OBJETIVO</text:span></text:p>
      <text:p text:style-name="P4"><text:span text:style-name="T9">desenvolvedor de sofware ser o melhor de todos </text:span></text:p>
      <text:p text:style-name="normal"/>
      <text:p text:style-name="normal"><text:span text:style-name="T6">FORMAÇÃO ACADÊMICA</text:span></text:p>
      <text:p text:style-name="P5">olavo bilac 1b</text:p>
      <text:p text:style-name="normal"/>
      <text:p text:style-name="normal"/>
      <text:p text:style-name="normal"><text:span text:style-name="T6">PROJETOS </text:span><text:span text:style-name="T7">(será um bom diferencial, principalmente caso não tenha experiência profissional)</text:span></text:p>
      <text:p text:style-name="normal">Nome <text:span text:style-name="T8">barbearia alura</text:span></text:p>
      <text:p text:style-name="normal">Descrição: <text:span text:style-name="T9">e um loby onde voce consegue ver os valores dos cortes foi usado o github e o visual studio code foi feito utilizando o visual studio code a parte mais dificil foi inserir os codigos</text:span></text:p>
      <text:p text:style-name="normal"><text:s/></text:p>
      <text:p text:style-name="normal"/>
      <text:p text:style-name="normal"><text:span text:style-name="T6">TECNOLOGIAS </text:span><text:span text:style-name="T7">(aqui você lista as tecnologias, ferramentas e linguagens que você conhece)</text:span></text:p>
      <text:list xml:id="list3034670864" text:style-name="WWNum1">
        <text:list-item>
          <text:p text:style-name="P8">inteligencia artificial</text:p>
        </text:list-item>
        <text:list-item>
          <text:p text:style-name="P8">blockchain</text:p>
          <text:p text:style-name="P6"><text:span text:style-name="T8">visual studio code</text:span></text:p>
          <text:p text:style-name="P6"><text:span text:style-name="T3"/></text:p>
        </text:list-item>
      </text:list>
      <text:p text:style-name="P10"><text:span text:style-name="T3">Atividades:</text:span></text:p>
      <text:list xml:id="list2069478552" text:style-name="WWNum2">
        <text:list-item>
          <text:p text:style-name="P7">Atividade 1: <text:span text:style-name="T9">github </text:span><text:span text:style-name="T10">codigos fontes </text:span></text:p>
        </text:list-item>
        <text:list-item>
          <text:p text:style-name="P7">Atividade 2: <text:span text:style-name="T9">alura </text:span><text:span text:style-name="T10">areas tecnologica</text:span></text:p>
        </text:list-item>
        <text:list-item>
          <text:p text:style-name="P7">Atividade 3: <text:span text:style-name="T10">scratch criaçao de jogos </text:span></text:p>
        </text:list-item>
      </text:list>
      <text:p text:style-name="P9"/>
      <text:p text:style-name="P9"><text:span text:style-name="T6">CURSOS | CERTIFICAÇÕES</text:span></text:p>
      <text:p text:style-name="P9">Nome do curso - Lugar onde fez - (ano de início - ano fim)</text:p>
      <text:p text:style-name="P9"/>
      <text:p text:style-name="P9"><text:span text:style-name="T6">IDIOMAS</text:span></text:p>
      <text:p text:style-name="P11">portugues nativo ingles iniciante </text:p>
      <text:p text:style-name="P9"><text:span text:style-name="T3">Idioma</text:span> – <text:span text:style-name="T9">escola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3T12:12:36.266166660</dc:date>
    <meta:editing-duration>PT3M5S</meta:editing-duration>
    <meta:editing-cycles>1</meta:editing-cycles>
    <meta:document-statistic meta:table-count="0" meta:image-count="0" meta:object-count="0" meta:page-count="1" meta:paragraph-count="27" meta:word-count="142" meta:character-count="896" meta:non-whitespace-character-count="777"/>
    <meta:generator>LibreOffice/7.0.6.2$Linux_X86_64 LibreOffice_project/144abb84a525d8e30c9dbbefa69cbbf2d8d4ae3b</meta:generator>
  </office:meta>
</office:document-meta>
</file>